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Roboto,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his problem is worth solving because of below mentioned points, as the suggested implementation :</text:p>
      <text:p text:style-name="P1"><text:s/>Helps to control the crime</text:p>
      <text:p text:style-name="P1">Implements the system oriented beat system</text:p>
      <text:p text:style-name="P1">Easy to manage the beat route and resource planning as it will be done by software using artificial intelligence </text:p>
      <text:p text:style-name="P1">Helps the Police on Beat to enter the details and capture the pictures at the location</text:p>
      <text:p text:style-name="P1">Gives the analytical reports for the department to analyse and for future plan</text:p>
      <text:p text:style-name="P1"/>
      <text:p text:style-name="Standard">As a group of enthusiastic people, we are planning to build the responsive web application with restful api and bi engine for analytics which meet our goal.</text:p>
      <text:p text:style-name="Standard">Identified tools in the 36 hours development are :</text:p>
      <text:p text:style-name="P1"><text:s/>Angular 8, Laravel(PHP) RestAPI,Python (Keras) Based AI engine,MySQL Database, Google Map API</text:p>
      <text:p text:style-name="P1"/>
      <text:p text:style-name="Standard">Following are the inputs:</text:p>
      <text:p text:style-name="Standard">Number of available vehicle</text:p>
      <text:p text:style-name="Standard">Number of resources</text:p>
      <text:p text:style-name="Standard">Beat areas (localities)</text:p>
      <text:p text:style-name="Standard">Identified Hot spots</text:p>
      <text:p text:style-name="Standard"/>
      <text:p text:style-name="Standard">Expected Output</text:p>
      <text:p text:style-name="Standard">Beat Resource allocation</text:p>
      <text:p text:style-name="Standard">Beat Vehicle allocation with route map</text:p>
      <text:p text:style-name="Standard">Planned number of beats</text:p>
      <text:p text:style-name="P1">Plan the beat and frequesncy and time based on previous data using AI</text:p>
      <text:p text:style-name="P1"/>
      <text:p text:style-name="P1"/>
      <text:p text:style-name="Standard">We need dataset for building model to map crime hotspots. We would need sythetic data as criminal data of beat reported crime is not publically available and same data is not centralise hence this system is proposed.Data we are going to use wont be sufficent at start but in would be build as system record incidents and would adapt with new information</text:p>
      <text:p text:style-name="Standard"/>
      <text:p text:style-name="Standard">We need dataset for building model to map the major crime happening spots as hot spot for the beat. At the minute we do not have any source cite for the data, we request for data set with actual data or synthetic data. Once the system is in place, after gathering the data for specified period, AI can use the system data for future plans</text:p>
      <text:p text:style-name="Standard"/>
      <text:p text:style-name="Standard">Ttitle: Beat Management Solution using AI</text:p>
      <text:p text:style-name="Standard"/>
      <text:p text:style-name="Standard">Reason :Implement effective beat management with maximum utilization of available resources and vehicles</text:p>
      <text:p text:style-name="Standard"/>
      <text:p text:style-name="Standard">Objective :To control the crime using effective beat management system</text:p>
      <text:p text:style-name="Standard"/>
      <text:p text:style-name="Standard">Scope : Implement the effective beat management system using technology and previously available data</text:p>
      <text:p text:style-name="Standard"/>
      <text:p text:style-name="Standard"/>
      <text:p text:style-name="Standard"/>
      <text:p text:style-name="Standard"><text:soft-page-break/>Hardware Software: Webserver, AWS GPU instance , PHP, Python ,MySQL Server, Google Map API </text:p>
      <text:p text:style-name="Standard"/>
      <text:p text:style-name="Standard">Limitations - <text:s/>Relative dataset for proper data analysis</text:p>
      <text:p text:style-name="Standard"/>
      <text:p text:style-name="Standard"/>
      <text:p text:style-name="Standard">Contribution to Society: Improved Beat management services</text:p>
      <text:p text:style-name="Standard"/>
      <text:p text:style-name="Standard"/>
      <text:p text:style-name="P1">Conclusion : The solution helps to control the crime and helps in easy and effective beat management system with the help of AI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Roboto,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kshay Joshi</meta:initial-creator>
    <meta:creation-date>2019-11-12T22:43:50.93</meta:creation-date>
    <dc:date>2019-11-15T10:53:38.31</dc:date>
    <dc:creator>Akshay Joshi</dc:creator>
    <meta:editing-duration>PT11H27M32S</meta:editing-duration>
    <meta:editing-cycles>3</meta:editing-cycles>
    <meta:generator>OpenOffice/4.1.5$Win32 OpenOffice.org_project/415m1$Build-9789</meta:generator>
    <meta:document-statistic meta:table-count="0" meta:image-count="0" meta:object-count="0" meta:page-count="2" meta:paragraph-count="29" meta:word-count="389" meta:character-count="2368"/>
  </office:meta>
</office:document-meta>
</file>